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 svg:font-family="SaNS" style:font-family-generic="swiss"/>
    <style:font-face style:name="Sans" svg:font-family="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Sans" fo:font-size="12pt" officeooo:rsid="000391f1" officeooo:paragraph-rsid="000391f1" style:font-size-asian="12pt" style:font-size-complex="12pt"/>
    </style:style>
    <style:style style:name="P2" style:family="paragraph" style:parent-style-name="Standard" style:list-style-name="L2">
      <style:paragraph-properties fo:text-align="justify" style:justify-single-word="false"/>
      <style:text-properties style:font-name="Sans" fo:font-size="12pt" officeooo:rsid="000391f1" officeooo:paragraph-rsid="000391f1" style:font-size-asian="12pt" style:font-size-complex="12pt"/>
    </style:style>
    <style:style style:name="P3" style:family="paragraph" style:parent-style-name="Standard" style:list-style-name="L3">
      <style:paragraph-properties fo:text-align="justify" style:justify-single-word="false"/>
      <style:text-properties style:font-name="Sans" fo:font-size="12pt" officeooo:rsid="000391f1" officeooo:paragraph-rsid="000391f1" style:font-size-asian="12pt" style:font-size-complex="12pt"/>
    </style:style>
    <style:style style:name="P4" style:family="paragraph" style:parent-style-name="Standard">
      <style:paragraph-properties fo:text-align="justify" style:justify-single-word="false"/>
      <style:text-properties style:font-name="Sans" fo:font-size="12pt" officeooo:rsid="000444b1" officeooo:paragraph-rsid="000444b1" style:font-size-asian="12pt" style:font-size-complex="12pt"/>
    </style:style>
    <style:style style:name="P5" style:family="paragraph" style:parent-style-name="Standard" style:list-style-name="L4">
      <style:paragraph-properties fo:text-align="justify" style:justify-single-word="false"/>
      <style:text-properties style:font-name="Sans" fo:font-size="12pt" officeooo:rsid="000444b1" officeooo:paragraph-rsid="000444b1" style:font-size-asian="12pt" style:font-size-complex="12pt"/>
    </style:style>
    <style:style style:name="P6" style:family="paragraph" style:parent-style-name="Standard" style:list-style-name="L1">
      <style:paragraph-properties fo:text-align="justify" style:justify-single-word="false"/>
      <style:text-properties officeooo:paragraph-rsid="000391f1"/>
    </style:style>
    <style:style style:name="P7" style:family="paragraph" style:parent-style-name="Text_20_body">
      <style:text-properties officeooo:paragraph-rsid="00074e8a"/>
    </style:style>
    <style:style style:name="P8" style:family="paragraph" style:parent-style-name="Text_20_body">
      <style:text-properties style:font-name="Sans" officeooo:rsid="00074e8a" officeooo:paragraph-rsid="00074e8a"/>
    </style:style>
    <style:style style:name="P9" style:family="paragraph" style:parent-style-name="Text_20_body">
      <style:text-properties style:font-name="Sans" officeooo:rsid="000914e4" officeooo:paragraph-rsid="000914e4"/>
    </style:style>
    <style:style style:name="P10" style:family="paragraph" style:parent-style-name="Heading_20_1">
      <style:text-properties officeooo:paragraph-rsid="00074e8a"/>
    </style:style>
    <style:style style:name="T1" style:family="text">
      <style:text-properties style:font-name="Sans" fo:font-size="12pt" officeooo:rsid="000391f1" style:font-size-asian="12pt" style:font-size-complex="12pt"/>
    </style:style>
    <style:style style:name="T2" style:family="text">
      <style:text-properties style:font-name="Sans" officeooo:rsid="00074e8a"/>
    </style:style>
    <style:style style:name="T3" style:family="text">
      <style:text-properties officeooo:rsid="00074e8a"/>
    </style:style>
    <style:style style:name="T4" style:family="text">
      <style:text-properties officeooo:rsid="000914e4"/>
    </style:style>
    <style:style style:name="T5" style:family="text">
      <style:text-properties fo:language="pt" fo:country="PT"/>
    </style:style>
    <style:style style:name="T6" style:family="text">
      <style:text-properties fo:language="pt" fo:country="PT" officeooo:rsid="000914e4"/>
    </style:style>
    <style:style style:name="T7" style:family="text">
      <style:text-properties style:font-name="SaNS" fo:language="pt" fo:country="PT"/>
    </style:style>
    <style:style style:name="T8" style:family="text">
      <style:text-properties style:font-name="SaNS" fo:language="pt" fo:country="PT" officeooo:rsid="000914e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pos de dados</text:h>
      <text:p text:style-name="P1"/>
      <text:p text:style-name="P1"><text:tab/>Conhecer todos os tipos de dados existentes do MySQL é muito importante, uma vez que será algo que vai impactar no funcionamento de seu sistema. Com experiência, ficará automático decidir qual tipo de dado utilizar em cada coluna. No começo, você vai pensar um pouco em qual tipo usar em cada campo, mas não se preocupe. Por exemplo, como você escolheria o tipo do campo para salvar o telefone do cliente? Vale lembrar que campos do tipo numérico não salvam zeros à esquerda. Este é um dos cuidados que você deve ter.</text:p>
      <text:p text:style-name="P1"/>
      <text:p text:style-name="P1">O MySQL, como a maioria dos outros SGBD, possui 3 categorias de tipos de dados: texto, número e data/tempo.</text:p>
      <text:p text:style-name="P1"/>
      <text:h text:style-name="Heading_20_2" text:outline-level="2">Tipo texto </text:h>
      <text:list xml:id="list2626322096325569444" text:style-name="L1">
        <text:list-item>
          <text:p text:style-name="P6"><text:span text:style-name="T1">CHAR(tamanho): guarda um número fixo de caracteres. Pode conter letras, números e caracteres especiais. O tamanho deve ser declarado entre parênteses. Guarda até 255 caracteres. </text:span></text:p>
        </text:list-item>
      </text:list>
      <text:p text:style-name="P1"/>
      <text:list xml:id="list33722137224171" text:continue-numbering="true" text:style-name="L1">
        <text:list-item>
          <text:p text:style-name="P6"><text:span text:style-name="T1">VARCHAR(tamanho): ele possui as características do tipo CHAR , com a diferença de que, se você criar com mais de 255 caracteres, ele trans- forma para o tipo TEXT . Ou seja, se for criar algum campo com mais de 255, já crie como TEXT . </text:span></text:p>
        </text:list-item>
      </text:list>
      <text:p text:style-name="P1"/>
      <text:list xml:id="list535374793330295793" text:style-name="L2">
        <text:list-item>
          <text:p text:style-name="P2">TEXT: guarda uma string: com o tamanho máximo de 65.535 caracteres. </text:p>
          <text:p text:style-name="P2"/>
        </text:list-item>
        <text:list-item>
          <text:p text:style-name="P2">BLOB: é o tipo de dado medido pela quantidade de bytes, em vez de pela quantidade de caracteres, conforme a maioria. Pode salvar por imagens, por exemplo, com o máximo de 65.535 bytes de arquivo.</text:p>
        </text:list-item>
      </text:list>
      <text:p text:style-name="P1"/>
      <text:p text:style-name="P1">Dica: em muito lugares você encontrará exemplos que salvam as imagens diretamente no banco de dados. Mas, em vez de salvá-las nele, pre- fira utilizar um campo TEXT para salvar apenas o caminho em que a imagem se encontra e, por meio da programação de sua aplicação, linká-la. Assim, você ganhará em desempenho de banco de dados, pois não vai salvá-la no banco. Também, se você for desenvolver em duas plataformas que usem bancos de dados distintos, isso facilitará quando quiser recuperá-las.</text:p>
      <text:p text:style-name="P1"/>
      <text:h text:style-name="Heading_20_2" text:outline-level="2">Tipo numérico</text:h>
      <text:p text:style-name="P1"/>
      <text:list xml:id="list2768829566420239009" text:style-name="L3">
        <text:list-item>
          <text:p text:style-name="P3">TINYINT: guarda números do tipo inteiro. Suporta de -128 até 127 caracteres. </text:p>
          <text:p text:style-name="P3"/>
        </text:list-item>
        <text:list-item>
          <text:p text:style-name="P3">SMALLINT: guarda números do tipo inteiro. Suporta de -32768 até 32767 caracteres. </text:p>
          <text:p text:style-name="P3"/>
        </text:list-item>
        <text:list-item>
          <text:p text:style-name="P3"><text:soft-page-break/>MEDIUMINT: guarda números do tipo inteiro. Suporta de -8388608 até 8388607 caracteres. </text:p>
          <text:p text:style-name="P3"/>
        </text:list-item>
        <text:list-item>
          <text:p text:style-name="P3">INT(tamanho): guarda números inteiros. Suporta de -2147483648 até 2147483647 caracteres. O número máximo de caracteres pode ser especificado entre parênteses. </text:p>
          <text:p text:style-name="P3"/>
        </text:list-item>
        <text:list-item>
          <text:p text:style-name="P3">BIGINT: guarda números do tipo inteiro. Suporta de - 9223372036854775808 até 9223372036854775807 caracteres. </text:p>
          <text:p text:style-name="P3"/>
        </text:list-item>
        <text:list-item>
          <text:p text:style-name="P3">FLOAT(tamanho,decimal): guarda números REAIS . O número máximo de caracteres pode ser especificado entre parênteses. Deve-se especificar o tamanho inteiro e o tamanho numérico da coluna. </text:p>
          <text:p text:style-name="P3"/>
        </text:list-item>
        <text:list-item>
          <text:p text:style-name="P3">DOUBLE(tamanho,decimal): guarda números REAIS . O número máximo de caracteres pode ser especificado entre parênteses. Deve-se especificar o tamanho inteiro e o tamanho numérico da coluna. Esse tipo armazena uma quantidade maior de número do que os campos do tipo FLOAT . Fique atento ao colocar a quantidade de casas decimais, pois, se incorreto, afetará os cálculos que seu sistema efetuará </text:p>
        </text:list-item>
      </text:list>
      <text:p text:style-name="P4"/>
      <text:h text:style-name="Heading_20_2" text:outline-level="2">Tipo date/time</text:h>
      <text:p text:style-name="P4"/>
      <text:list xml:id="list3395094126554632365" text:style-name="L4">
        <text:list-item>
          <text:p text:style-name="P5">DATE(): tipo de campo que vai armazenar datas no: YYYY-MM-DD, onde Y refere-se ao ano, M ao mês e D ao dia; </text:p>
          <text:p text:style-name="P5"/>
        </text:list-item>
        <text:list-item>
          <text:p text:style-name="P5">DATETIME(): a combinação de data e tempo, no formato YYYY-MM-DD HH:MI:SS; </text:p>
          <text:p text:style-name="P5"/>
        </text:list-item>
        <text:list-item>
          <text:p text:style-name="P5">TIME(): armazena horas, minutos e segundos no formato HH:MI:SS.</text:p>
        </text:list-item>
      </text:list>
      <text:p text:style-name="P4"/>
      <text:h text:style-name="P10" text:outline-level="1"><text:span text:style-name="T3">Constraints</text:span></text:h>
      <text:p text:style-name="P9">Constraints são utilizadas para especificar regras para os dados em determinadas colunas de uma tabela.</text:p>
      <text:p text:style-name="P8">[NN] NOT NULL – Indica que a coluna não pode guardar valor nulo.</text:p>
      <text:p text:style-name="P8">[UQ] UNIQUE INDEX – Garante que cada linha da tabela deve ter um valor único.</text:p>
      <text:p text:style-name="P8">[PK] PRIMARY KEY – <text:span text:style-name="T4">Combina NOT NULL e UNIQUE. Garante que uma coluna tem uma identidade única, o que ajuda a encontrar um registro em particular facil e rapidamente.</text:span></text:p>
      <text:p text:style-name="P8">[BIN] BINARY </text:p>
      <text:p text:style-name="P9">[UN] UNSIGNED </text:p>
      <text:p text:style-name="P7"><text:soft-page-break/><text:span text:style-name="T2">[ZF] ZEROFILL - </text:span><text:bookmark text:name="result_box"/><text:span text:style-name="T7">Quando usado, o preenchimento padrão de espaços é substituído por zeros. Por exemplo, para uma coluna declarada como INT (4) ZEROFILL, um valor de 5 é </text:span><text:span text:style-name="T8">gravado</text:span><text:span text:style-name="T7"> como 0005.</text:span></text:p>
      <text:p text:style-name="P8">[AI] AUTOINCREMENT – <text:span text:style-name="T4">Autoincremen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 svg:font-family="SaNS" style:font-family-generic="swiss"/>
    <style:font-face style:name="Sans" svg:font-family="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02:42:24.916350606</meta:creation-date>
    <dc:date>2017-02-02T03:37:21.034052792</dc:date>
    <meta:editing-duration>PT14M14S</meta:editing-duration>
    <meta:editing-cycles>3</meta:editing-cycles>
    <meta:generator>LibreOffice/5.1.4.2$Linux_X86_64 LibreOffice_project/10m0$Build-2</meta:generator>
    <meta:document-statistic meta:table-count="0" meta:image-count="0" meta:object-count="0" meta:page-count="3" meta:paragraph-count="39" meta:word-count="649" meta:character-count="3876" meta:non-whitespace-character-count="3260"/>
  </office:meta>
</office:document-meta>
</file>